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53.75" calcext:value-type="float">
            <text:p>153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29477611940299" calcext:value-type="float">
            <text:p>2.29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7:08:24.6088835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01T17:08:55.618309224</dc:date>
    <meta:editing-duration>PT2H10M31S</meta:editing-duration>
    <meta:editing-cycles>74</meta:editing-cycles>
    <meta:generator>LibreOffice/24.2.7.2$Linux_X86_64 LibreOffice_project/420$Build-2</meta:generator>
    <meta:document-statistic meta:table-count="1" meta:cell-count="253" meta:object-count="0"/>
  </office:meta>
</office:document-meta>
</file>